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-Regular" svg:font-family="Roboto-Regular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uming you make your own</text:p>
      <text:p text:style-name="Standard"/>
      <text:p text:style-name="Standard">Almond Milk: 463 liters per liter</text:p>
      <text:p text:style-name="Standard">0.140kg almonds in liter of almond milk</text:p>
      <text:p text:style-name="Standard"><text:a xlink:type="simple" xlink:href="https://www.vitamix.com/Recipes/Almond-or-Cashew-Milk/C-Series/Variable-Speed/Classic-64-Ounce" text:style-name="Internet_20_link" text:visited-style-name="Visited_20_Internet_20_Link">https://www.vitamix.com/Recipes/Almond-or-Cashew-Milk/C-Series/Variable-Speed/Classic-64-Ounce</text:a></text:p>
      <text:p text:style-name="Standard">7302.059 liters of water to produce 1 lb of almonds so 3312 liters per kg</text:p>
      <text:p text:style-name="Standard"><text:a xlink:type="simple" xlink:href="http://www.huffingtonpost.com/2014/10/13/food-water-footprint_n_5952862.html" text:style-name="Internet_20_link" text:visited-style-name="Visited_20_Internet_20_Link">http://www.huffingtonpost.com/2014/10/13/food-water-footprint_n_5952862.html</text:a></text:p>
      <text:p text:style-name="Standard">3312 * 0.140 = 463.5 liters per liter</text:p>
      <text:p text:style-name="Standard">High Pesticide use</text:p>
      <text:p text:style-name="Standard"><text:a xlink:type="simple" xlink:href="http://www.whatsonmyfood.org/food.jsp?food=MK" text:style-name="Internet_20_link" text:visited-style-name="Visited_20_Internet_20_Link">http://www.whatsonmyfood.org/food.jsp?food=MK</text:a></text:p>
      <text:p text:style-name="Standard"><text:a xlink:type="simple" xlink:href="http://www.jesichashope.org/What%20to%20Buy%20Organic%20and%20What%20You%20Can%20Buy%20Non.pdf" text:style-name="Internet_20_link" text:visited-style-name="Visited_20_Internet_20_Link">http://www.jesichashope.org/What%20to%20Buy%20Organic%20and%20What%20You%20Can%20Buy%20Non.pdf</text:a></text:p>
      <text:p text:style-name="Standard"/>
      <text:p text:style-name="Standard"/>
      <text:p text:style-name="Standard">Cashews: 463 liters per liter</text:p>
      <text:p text:style-name="Standard">less pesticides than cashews </text:p>
      <text:p text:style-name="Standard"><text:a xlink:type="simple" xlink:href="http://www.jesichashope.org/What%20to%20Buy%20Organic%20and%20What%20You%20Can%20Buy%20Non.pdf" text:style-name="Internet_20_link" text:visited-style-name="Visited_20_Internet_20_Link">http://www.jesichashope.org/What%20to%20Buy%20Organic%20and%20What%20You%20Can%20Buy%20Non.pdf</text:a></text:p>
      <text:p text:style-name="Standard"/>
      <text:p text:style-name="Standard"/>
      <text:p text:style-name="Standard">Dairy Milk: 1020 liters per liter</text:p>
      <text:p text:style-name="Standard"><text:a xlink:type="simple" xlink:href="http://waterfootprint.org/en/resources/interactive-tools/product-gallery/" text:style-name="Internet_20_link" text:visited-style-name="Visited_20_Internet_20_Link">http://waterfootprint.org/en/resources/interactive-tools/product-gallery/</text:a></text:p>
      <text:p text:style-name="Standard">4.7 lbs of Carbon Dioxide</text:p>
      <text:p text:style-name="Standard"><text:a xlink:type="simple" xlink:href="http://grist.org/food/ask-umbra-which-milk-alternative-is-the-lightest-on-the-land/" text:style-name="Internet_20_link" text:visited-style-name="Visited_20_Internet_20_Link">http://grist.org/food/ask-umbra-which-milk-alternative-is-the-lightest-on-the-land/</text:a></text:p>
      <text:p text:style-name="Standard">pesticide intensive</text:p>
      <text:p text:style-name="Standard"><text:a xlink:type="simple" xlink:href="http://www.webmd.com/food-recipes/ss/slideshow-to-buy-or-not-to-buy-organic" text:style-name="Internet_20_link" text:visited-style-name="Visited_20_Internet_20_Link">http://www.webmd.com/food-recipes/ss/slideshow-to-buy-or-not-to-buy-organic</text:a></text:p>
      <text:p text:style-name="Standard">http://www.jesichashope.org/What%20to%20Buy%20Organic%20and%20What%20You%20Can%20Buy%20Non.pdf</text:p>
      <text:p text:style-name="Standard"/>
      <text:p text:style-name="Standard"/>
      <text:p text:style-name="Standard">Soy Milk: 296 liters per liter</text:p>
      <text:p text:style-name="Standard"><text:a xlink:type="simple" xlink:href="http://www.vegans.co.nz/vegan-blog/1000-litres-of-water-to-make-1-litre-of-milk/" text:style-name="Internet_20_link" text:visited-style-name="Visited_20_Internet_20_Link">http://www.vegans.co.nz/vegan-blog/1000-litres-of-water-to-make-1-litre-of-milk/</text:a></text:p>
      <text:p text:style-name="Standard">very high pesticide use but lower fertilizer use</text:p>
      <text:p text:style-name="Standard"><text:a xlink:type="simple" xlink:href="http://www.ers.usda.gov/topics/crops/soybeans-oil-crops/background.aspx" text:style-name="Internet_20_link" text:visited-style-name="Visited_20_Internet_20_Link">http://www.ers.usda.gov/topics/crops/soybeans-oil-crops/background.aspx</text:a></text:p>
      <text:p text:style-name="Standard"/>
      <text:p text:style-name="Standard"/>
      <text:p text:style-name="Standard">Rice Milk: 474 liters per liter</text:p>
      <text:p text:style-name="Standard"><text:a xlink:type="simple" xlink:href="http://waterfootprint.org/en/resources/interactive-tools/product-gallery/" text:style-name="Internet_20_link" text:visited-style-name="Visited_20_Internet_20_Link">http://waterfootprint.org/en/resources/interactive-tools/product-gallery/</text:a></text:p>
      <text:p text:style-name="Standard">2497liters water per kg of rice</text:p>
      <text:p text:style-name="Standard"><text:a xlink:type="simple" xlink:href="http://www.blendtec.com/recipes/rice-milk" text:style-name="Internet_20_link" text:visited-style-name="Visited_20_Internet_20_Link">http://www.blendtec.com/recipes/rice-milk</text:a></text:p>
      <text:p text:style-name="Standard">0.19 kg rice per liter of ricemilk so </text:p>
      <text:p text:style-name="Standard">2497 * 0.19 = 474 liters water per liter of rice milk</text:p>
      <text:p text:style-name="Standard">high pesticide use</text:p>
      <text:p text:style-name="Standard"><text:a xlink:type="simple" xlink:href="http://www.whatsonmyfood.org/food.jsp?food=RI" text:style-name="Internet_20_link" text:visited-style-name="Visited_20_Internet_20_Link">http://www.whatsonmyfood.org/food.jsp?food=RI</text:a></text:p>
      <text:p text:style-name="Standard"/>
      <text:p text:style-name="Standard">210 grams hempseed (<text:a xlink:type="simple" xlink:href="http://www.caloriecount.com/calories-whole-foods-organic-hemp-seeds-i328742" text:style-name="Internet_20_link" text:visited-style-name="Visited_20_Internet_20_Link">http://www.caloriecount.com/calories-whole-foods-organic-hemp-seeds-i328742</text:a>) per liter of hemp milk (<text:a xlink:type="simple" xlink:href="http://www.thefullhelping.com/homemade-hemp-milk-recipe/" text:style-name="Internet_20_link" text:visited-style-name="Visited_20_Internet_20_Link">http://www.thefullhelping.com/homemade-hemp-milk-recipe/</text:a>)</text:p>
      <text:p text:style-name="Standard">Pesticide use = low</text:p>
      <text:p text:style-name="Standard"><text:soft-page-break/>Land use = low</text:p>
      <text:p text:style-name="Standard"><text:a xlink:type="simple" xlink:href="http://ecowatch.com/2015/04/20/reasons-legalize-hemp/" text:style-name="Internet_20_link" text:visited-style-name="Visited_20_Internet_20_Link">http://ecowatch.com/2015/04/20/reasons-legalize-hemp/</text:a></text:p>
      <text:p text:style-name="Standard"/>
      <text:p text:style-name="Standard">Coconut Milk 188 liters per liter</text:p>
      <text:p text:style-name="Standard">1 kg of coconut 944 liters of water</text:p>
      <text:p text:style-name="Standard"><text:a xlink:type="simple" xlink:href="http://waterprint.net/coconut.html" text:style-name="Internet_20_link" text:visited-style-name="Visited_20_Internet_20_Link">http://waterprint.net/coconut.html</text:a></text:p>
      <text:p text:style-name="Standard">200g in a liter so 188 liters water per liter.</text:p>
      <text:p text:style-name="Standard"><text:a xlink:type="simple" xlink:href="http://www.superkitchenmachine.com/2011/13419/thermomix-coconut-milk-recipe.html" text:style-name="Internet_20_link" text:visited-style-name="Visited_20_Internet_20_Link">http://www.superkitchenmachine.com/2011/13419/thermomix-coconut-milk-recipe.html</text:a></text:p>
      <text:p text:style-name="Standard">low in pesticides</text:p>
      <text:p text:style-name="Standard"><text:a xlink:type="simple" xlink:href="http://www.marksdailyapple.com/7-foods-you-dont-need-to-buy-organic/#axzz3roySTGvg" text:style-name="Internet_20_link" text:visited-style-name="Visited_20_Internet_20_Link">http://www.marksdailyapple.com/7-foods-you-dont-need-to-buy-organic/#axzz3roySTGvg</text:a></text:p>
      <text:p text:style-name="Standard"/>
      <text:p text:style-name="Standard"/>
      <text:p text:style-name="Standard"/>
      <text:p text:style-name="Standard"/>
      <text:p text:style-name="Standard"/>
      <text:p text:style-name="Standard">Carbon footprint, soy almond coconut dairy milk </text:p>
      <text:p text:style-name="Standard">http://sodeliciousdairyfree.com/environmental-footpri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-Regular" svg:font-family="Roboto-Regular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7T08:54:13.02</meta:creation-date>
    <dc:date>2015-11-18T18:59:06.60</dc:date>
    <meta:editing-duration>P1DT9H49M38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2" meta:paragraph-count="45" meta:word-count="186" meta:character-count="2342"/>
  </office:meta>
</office:document-meta>
</file>